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L1"/>
    <style:style style:name="P3" style:family="paragraph" style:parent-style-name="Standard" style:list-style-name="L2"/>
    <style:style style:name="P4" style:family="paragraph" style:parent-style-name="Standard" style:master-page-name="Standard">
      <style:paragraph-properties fo:text-align="center" style:justify-single-word="false" style:page-number="auto"/>
    </style:style>
    <style:style style:name="T1" style:family="text">
      <style:text-properties fo:font-weight="bold" style:font-weight-asian="bold"/>
    </style:style>
    <style:style style:name="T2" style:family="text">
      <style:text-properties fo:color="#000000" style:font-name="Verdana" fo:font-size="9pt" style:font-size-asian="9pt" style:font-name-complex="Arial1" style:font-size-complex="9pt"/>
    </style:style>
    <text:list-style style:name="L1">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ISC385 Cryptography</text:p>
      <text:p text:style-name="P1"><text:span text:style-name="T1">Assignment 4</text:span></text:p>
      <text:p text:style-name="P1"><text:span text:style-name="T1">Due in one week (3/25)</text:span></text:p>
      <text:p text:style-name="Standard">Read Chapter 8 and 9 <text:s/>Armani Willis</text:p>
      <text:p text:style-name="Standard"><text:span text:style-name="T2">Review Problems, Page 279: 9.1 – 9.9.7 – no need to hand in</text:span></text:p>
      <text:p text:style-name="Standard"><text:span text:style-name="T2">Review Questions</text:span></text:p>
      <text:list xml:id="list556294825757448187" text:style-name="L1">
        <text:list-item>
          <text:list>
            <text:list-item>
              <text:p text:style-name="P2"><text:span text:style-name="T2">What are the principal elements of a public-key cryptosystem?</text:span></text:p>
              <text:p text:style-name="P2"><text:span text:style-name="T2">The principal elements of a public key cryptosystem are: sender's public key ring, plaintext input, encryption and decryption algorithms, and receiver's private key. (257)</text:span></text:p>
              <text:p text:style-name="P2"><text:span text:style-name="T2"><text:line-break/>9.2 What are the roles of the public and private key?</text:span></text:p>
              <text:p text:style-name="P2"><text:span text:style-name="T2">The public key is shared out and distributed among any users and is meant to activate the encryption algorithm. The private key is kept between users and is used to decrypt the public key encryption.</text:span></text:p>
              <text:p text:style-name="P2"><text:span text:style-name="T2"><text:line-break/>9.3 What are three broad categories of applications of public-key cryptosystems?</text:span></text:p>
              <text:p text:style-name="P2"><text:span text:style-name="T2">The three broad categories of applications are encryption and decryption, attachment of cryptographic algorithms as signatures, and exchanging keys. (262)</text:span></text:p>
              <text:p text:style-name="P2"><text:span text:style-name="T2"><text:line-break/>9.4 What requirements must a public-key cryptosystems fulfill to be a secure algorithm?</text:span></text:p>
              <text:p text:style-name="P2"><text:span text:style-name="T2">The receiver cannot share their private key, know the contents of the original message, or know enough about the encryption or decryption algorithms.</text:span></text:p>
              <text:p text:style-name="P2"><text:span text:style-name="T2"><text:s/><text:line-break/>9.5 What is a one-way function?</text:span></text:p>
              <text:p text:style-name="P2"><text:span text:style-name="T2">A one way function cannot be reversed vary easily to arrive at the original answer.</text:span></text:p>
              <text:p text:style-name="P2"><text:span text:style-name="T2"><text:line-break/>9.6 What is a trap-door one-way function?</text:span></text:p>
              <text:p text:style-name="P2"><text:span text:style-name="T2">A trap door function has the premise that if x(k)=y, then k is different for (y^-1(k)).</text:span></text:p>
              <text:p text:style-name="P2"><text:span text:style-name="T2"><text:line-break/>9.7 Describe in general terms an efficient procedure for picking a prime number. </text:span></text:p>
              <text:p text:style-name="P2"><text:span text:style-name="T2">A prime number cannot be integer divisible by any previous number except 1.</text:span></text:p>
              <text:p text:style-name="P2"><text:span text:style-name="T2">choose the smallest integer &gt; zero, and divide it by all integers greater than zero that are themselves indivisible, then that number is prime if not divisible by those numbers.<text:line-break/></text:span></text:p>
            </text:list-item>
          </text:list>
        </text:list-item>
      </text:list>
      <text:p text:style-name="Standard"><text:span text:style-name="T2"/></text:p>
      <text:p text:style-name="Standard"><text:span text:style-name="T2"/></text:p>
      <text:p text:style-name="Standard"><text:span text:style-name="T2"/></text:p>
      <text:p text:style-name="Standard"><text:soft-page-break/><text:span text:style-name="T2">Problem 1: Page 280 – 9.2 (a, b)</text:span></text:p>
      <text:p text:style-name="Standard"><text:bookmark text:name="_GoBack"/><text:span text:style-name="T2">Problem 2: Page 280 – 9.3</text:span></text:p>
      <text:list xml:id="list2414868010753380149" text:style-name="L2">
        <text:list-item>
          <text:list>
            <text:list-item>
              <text:p text:style-name="P3"><text:span text:style-name="T2">Perform encryption and decryption using the RSA algorithm, as in Figure 9.5, for the<text:line-break/>following:<text:line-break/>a. p = 3; q = 11, e = 7; M = 5<text:line-break/>b. p = 5; q = 11, e = 3; M = 9<text:line-break/>c. p = 7; q = 11, e = 17; M = 8<text:line-break/>d. p = 11; q = 13, e = 11; M = 7<text:line-break/>e. p = 17; q = 31, e = 7; M = 2<text:line-break/>Hint: Decryption is not as hard as you think; use some finesse.</text:span></text:p>
              <text:p text:style-name="P3"><text:span text:style-name="T2">a. pq=33, Opq=20, e={1,3,7,8,9,11,12,13,14,15,16,17,18,19,20}</text:span></text:p>
              <text:p text:style-name="P3"><text:span text:style-name="T2">e=7, (1/7)mod20=20.14286, PU={7,33}, PR={20.14286,33}, M&lt;n, </text:span></text:p>
              <text:p text:style-name="P3"><text:span text:style-name="T2">C=(5^7)mod33=14, M=(14^20.14286)mod33=5; wow! It worked. Next problem.</text:span></text:p>
              <text:p text:style-name="P3"><text:span text:style-name="T2"/></text:p>
              <text:p text:style-name="P3"><text:span text:style-name="T2">b. pq=55, Opq=40, (1/3)mod40=40.33, PU={3,55}, PR={40.33,55}, M&lt;n</text:span></text:p>
              <text:p text:style-name="P3"><text:span text:style-name="T2">C=(9^3)mod 55=729mod55=14, M=(14^40.33)mod55=22. Off by 8.</text:span></text:p>
              <text:p text:style-name="P3"><text:span text:style-name="T2"><text:line-break/>9.3 In a public-key system using RSA, you intercept the ciphertext C <text:s/>= 10 sent to a user<text:line-break/>whose public key is e = 5, n = 35. What is the plaintext M? <text:line-break/></text:span></text:p>
              <text:p text:style-name="P3"><text:span text:style-name="T2">C=(M^5)mod35=10, M must be divisible by 5. M=(35x+5)</text:span></text:p>
              <text:p text:style-name="P3"><text:span text:style-name="T2">The sequence goes, 5,15,20,30,25,0, there are an infinite # of solutions.</text:span></text:p>
              <text:p text:style-name="P3"><text:span text:style-name="T2"/></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zh" style:country-asian="CN"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zh" style:country-asian="CN"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Normal_20__28_Web_29_" style:display-name="Normal (Web)" style:family="paragraph" style:parent-style-name="Standard" style:default-outline-level="" style:list-style-name="">
      <style:paragraph-properties fo:margin-top="0.0693in" fo:margin-bottom="0.1665in" fo:line-height="100%"/>
      <style:text-properties style:font-name="Times New Roman" fo:font-size="12pt" style:font-name-asian="Times New Roman1" style:font-size-asian="12pt" style:font-name-complex="Times New Roman1"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style-name="Regular" style:font-family-generic="modern" style:font-pitch="fixed"/>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en, Zhixiong</meta:initial-creator>
    <dc:creator>A W</dc:creator>
    <meta:editing-cycles>3</meta:editing-cycles>
    <meta:creation-date>2017-03-18T20:18:00</meta:creation-date>
    <dc:date>2017-03-30T18:17:37.51</dc:date>
    <meta:editing-duration>P0D</meta:editing-duration>
    <meta:generator>OpenOffice/4.1.2$Win32 OpenOffice.org_project/412m3$Build-9782</meta:generator>
    <meta:document-statistic meta:table-count="0" meta:image-count="0" meta:object-count="0" meta:page-count="2" meta:paragraph-count="32" meta:word-count="467" meta:character-count="2676"/>
    <meta:user-defined meta:name="AppVersion">15.0000</meta:user-defined>
    <meta:user-defined meta:name="Company">Mercy Colleg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